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 style:master-page-name="">
      <style:table-properties style:width="17.013cm" fo:margin-left="0cm" style:page-number="auto" table:align="left"/>
    </style:style>
    <style:style style:name="Table1.A" style:family="table-column">
      <style:table-column-properties style:column-width="1.799cm"/>
    </style:style>
    <style:style style:name="Table1.B" style:family="table-column">
      <style:table-column-properties style:column-width="15.214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b9307" officeooo:paragraph-rsid="000b9307"/>
    </style:style>
    <style:style style:name="P2" style:family="paragraph" style:parent-style-name="Standard">
      <style:paragraph-properties fo:text-align="center" style:justify-single-word="false"/>
      <style:text-properties fo:font-size="16pt" officeooo:rsid="000b9307" officeooo:paragraph-rsid="000b9307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0b9307" officeooo:paragraph-rsid="000b9307" style:font-size-asian="16pt" style:font-weight-asian="bold" style:font-size-complex="16pt" style:font-weight-complex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780373" fo:font-size="16pt" officeooo:paragraph-rsid="000b9307" style:font-size-asian="16pt" style:font-size-complex="16pt"/>
    </style:style>
    <style:style style:name="P6" style:family="paragraph" style:parent-style-name="Standard" style:list-style-name="L2">
      <loext:graphic-properties draw:fill="none"/>
      <style:paragraph-properties fo:margin-left="0.7cm" fo:margin-right="0cm" fo:text-indent="-0.801cm" style:auto-text-indent="false" fo:background-color="transparent"/>
      <style:text-properties officeooo:rsid="000b9307" officeooo:paragraph-rsid="000b9307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9307" officeooo:paragraph-rsid="000b93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rsid="000b9307" officeooo:paragraph-rsid="000b9307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9" style:family="paragraph" style:parent-style-name="Table_20_Contents" style:list-style-name="L3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rsid="000b9307" officeooo:paragraph-rsid="000b9307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0" style:family="paragraph" style:parent-style-name="Table_20_Contents" style:list-style-name="L3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rsid="000bed4e" officeooo:paragraph-rsid="000bed4e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rsid="000bed4e" officeooo:paragraph-rsid="000bed4e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2" style:family="paragraph" style:parent-style-name="Table_20_Contents" style:list-style-name="L4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rsid="000bed4e" officeooo:paragraph-rsid="000bed4e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3" style:family="paragraph" style:parent-style-name="Table_20_Contents" style:list-style-name="L4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rsid="000c5e8e" officeooo:paragraph-rsid="000c5e8e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rsid="000c5e8e" officeooo:paragraph-rsid="000c5e8e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5" style:family="paragraph" style:parent-style-name="Table_20_Contents" style:list-style-name="L5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rsid="000c5e8e" officeooo:paragraph-rsid="000c5e8e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6" style:family="paragraph" style:parent-style-name="Table_20_Contents" style:list-style-name="L8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rsid="000c5e8e" officeooo:paragraph-rsid="000c5e8e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7" style:family="paragraph" style:parent-style-name="Table_20_Contents" style:list-style-name="L10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rsid="000c5e8e" officeooo:paragraph-rsid="000c5e8e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rsid="000cb80f" officeooo:paragraph-rsid="000cb80f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1" style:family="text">
      <style:text-properties officeooo:rsid="000b930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3">Microsoft window Azure</text:p>
      <text:p text:style-name="P2"/>
      <text:p text:style-name="P5"><text:span text:style-name="T1">Steps for Create virtual machine in Microsoft Azure</text:span>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1</text:p>
          </table:table-cell>
          <table:table-cell table:style-name="Table1.B1" office:value-type="string">
            <text:p text:style-name="P8">Select Microsoft azure protal</text:p>
          </table:table-cell>
        </table:table-row>
        <table:table-row>
          <table:table-cell table:style-name="Table1.A2" office:value-type="string">
            <text:p text:style-name="P8">2</text:p>
          </table:table-cell>
          <table:table-cell table:style-name="Table1.B2" office:value-type="string">
            <text:p text:style-name="P8">Select Virtual Machine options</text:p>
          </table:table-cell>
        </table:table-row>
        <table:table-row>
          <table:table-cell table:style-name="Table1.A2" office:value-type="string">
            <text:p text:style-name="P8">3</text:p>
          </table:table-cell>
          <table:table-cell table:style-name="Table1.B2" office:value-type="string">
            <text:p text:style-name="P8">Configure basic setting</text:p>
            <text:list xml:id="list2885112074" text:style-name="L3">
              <text:list-item>
                <text:p text:style-name="P9">select the subscription detail and Resource group</text:p>
              </text:list-item>
              <text:list-item>
                <text:p text:style-name="P9">Give the VirtualMachine name</text:p>
              </text:list-item>
              <text:list-item>
                <text:p text:style-name="P9">select the region for the VM</text:p>
              </text:list-item>
              <text:list-item>
                <text:p text:style-name="P9">Select the Availability options</text:p>
              </text:list-item>
              <text:list-item>
                <text:p text:style-name="P9">Select the Operating system image for the VM</text:p>
              </text:list-item>
              <text:list-item>
                <text:p text:style-name="P9">Select the configuration</text:p>
              </text:list-item>
              <text:list-item>
                <text:p text:style-name="P10">Define the connection <text:s/>stragegy (decide username and password)</text:p>
              </text:list-item>
              <text:list-item>
                <text:p text:style-name="P10">Define the inbound port .</text:p>
              </text:list-item>
            </text:list>
          </table:table-cell>
        </table:table-row>
        <table:table-row>
          <table:table-cell table:style-name="Table1.A2" office:value-type="string">
            <text:p text:style-name="P11">4</text:p>
          </table:table-cell>
          <table:table-cell table:style-name="Table1.B2" office:value-type="string">
            <text:p text:style-name="P11">Configure the Disk type and storage</text:p>
            <text:list xml:id="list1181212371" text:style-name="L4">
              <text:list-item>
                <text:p text:style-name="P12">select disk type</text:p>
              </text:list-item>
              <text:list-item>
                <text:p text:style-name="P12">select disk name and size of the disk</text:p>
              </text:list-item>
              <text:list-item>
                <text:p text:style-name="P13"/>
              </text:list-item>
            </text:list>
            <text:p text:style-name="P11"/>
          </table:table-cell>
        </table:table-row>
        <table:table-row>
          <table:table-cell table:style-name="Table1.A2" office:value-type="string">
            <text:p text:style-name="P14">5</text:p>
          </table:table-cell>
          <table:table-cell table:style-name="Table1.B2" office:value-type="string">
            <text:p text:style-name="P14">Configure the Networking</text:p>
            <text:list xml:id="list1505925493" text:style-name="L5">
              <text:list-item>
                <text:p text:style-name="P15">select the virtual network</text:p>
              </text:list-item>
              <text:list-item>
                <text:p text:style-name="P15">select the subnet(default)</text:p>
              </text:list-item>
              <text:list-item>
                <text:p text:style-name="P15">set the public IP</text:p>
              </text:list-item>
              <text:list-item>
                <text:p text:style-name="P15">select inbound port</text:p>
              </text:list-item>
              <text:list-item>
                <text:p text:style-name="P15">select load balancing options</text:p>
              </text:list-item>
            </text:list>
          </table:table-cell>
        </table:table-row>
        <table:table-row>
          <table:table-cell table:style-name="Table1.A2" office:value-type="string">
            <text:p text:style-name="P14">6</text:p>
          </table:table-cell>
          <table:table-cell table:style-name="Table1.B2" office:value-type="string">
            <text:p text:style-name="P14">Configure the management of the VM</text:p>
            <text:list xml:id="list1974994241" text:style-name="L8">
              <text:list-item>
                <text:p text:style-name="P16">configure VM for backup ,Auto shutdown</text:p>
              </text:list-item>
            </text:list>
          </table:table-cell>
        </table:table-row>
        <table:table-row>
          <table:table-cell table:style-name="Table1.A2" office:value-type="string">
            <text:p text:style-name="P14">7</text:p>
          </table:table-cell>
          <table:table-cell table:style-name="Table1.B2" office:value-type="string">
            <text:p text:style-name="P14">Advance setting</text:p>
            <text:list xml:id="list3890811508" text:style-name="L10">
              <text:list-item>
                <text:p text:style-name="P17">select the extension installed into the VM</text:p>
              </text:list-item>
              <text:list-item>
                <text:p text:style-name="P17">set up boot time commands</text:p>
              </text:list-item>
              <text:list-item>
                <text:p text:style-name="P17">select the VM generation (Gen1)</text:p>
              </text:list-item>
            </text:list>
          </table:table-cell>
        </table:table-row>
        <table:table-row>
          <table:table-cell table:style-name="Table1.A2" office:value-type="string">
            <text:p text:style-name="P14">8</text:p>
          </table:table-cell>
          <table:table-cell table:style-name="Table1.B2" office:value-type="string">
            <text:p text:style-name="P14">set the Tag details</text:p>
          </table:table-cell>
        </table:table-row>
        <table:table-row>
          <table:table-cell table:style-name="Table1.A2" office:value-type="string">
            <text:p text:style-name="P14">9</text:p>
          </table:table-cell>
          <table:table-cell table:style-name="Table1.B2" office:value-type="string">
            <text:p text:style-name="P18">Click on Create VM</text:p>
          </table:table-cell>
        </table:table-row>
      </table:table>
      <text:list xml:id="list846560236" text:style-name="L2">
        <text:list-item>
          <text:p text:style-name="P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5T12:37:18.495000000</meta:creation-date>
    <dc:date>2020-02-05T13:08:52.222000000</dc:date>
    <meta:editing-duration>PT32S</meta:editing-duration>
    <meta:editing-cycles>1</meta:editing-cycles>
    <meta:document-statistic meta:table-count="1" meta:image-count="0" meta:object-count="0" meta:page-count="1" meta:paragraph-count="41" meta:word-count="174" meta:character-count="949" meta:non-whitespace-character-count="832"/>
    <meta:generator>LibreOffice/6.1.2.1$Windows_X86_64 LibreOffice_project/65905a128db06ba48db947242809d14d3f9a93fe</meta:generator>
  </office:meta>
</office:document-meta>
</file>